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 style:list-style-name="L1">
      <style:text-properties fo:color="#ce181e"/>
    </style:style>
    <style:style style:name="P3" style:family="paragraph" style:parent-style-name="Standard" style:list-style-name="L1">
      <style:text-properties fo:color="#000000"/>
    </style:style>
    <style:style style:name="P4" style:family="paragraph" style:parent-style-name="Standard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ove funzionalità:</text:p>
      <text:list xml:id="list503649199" text:style-name="L1">
        <text:list-item>
          <text:p text:style-name="P3">Acconsentire al trattamento dati (privacy, obbligatoria per la prima volta)</text:p>
        </text:list-item>
        <text:list-item>
          <text:p text:style-name="P2">Mail di pubblicità e newsletter</text:p>
        </text:list-item>
        <text:list-item>
          <text:p text:style-name="P2">Possibilità di utilizzare il veicolo con il quale si gira in pista in due (utilizzato da due persone in una determinata giornata)</text:p>
        </text:list-item>
        <text:list-item>
          <text:p text:style-name="P2">La data di inserimento al momento della registrazione del partecipante deve essere obbligatoria. La data deve essere aggiornata con a fianco alcune specifiche</text:p>
        </text:list-item>
        <text:list-item>
          <text:p text:style-name="P3">Implementare il mezzo (stradale o da corsa) con relativi attributi: marca, cilindrata (non obbligatoria…)</text:p>
        </text:list-item>
        <text:list-item>
          <text:p text:style-name="P2">Per la registrazione di un minorenne bisogna ricorrere all'inserimento di un documento di identità valido</text:p>
        </text:list-item>
        <text:list-item>
          <text:p text:style-name="P2">Tramite un pulsante alternativo oltre all'accesso con la E-Mail si potrà accedere anche tramite nome, cognome e numero di telefono </text:p>
        </text:list-item>
        <text:list-item>
          <text:p text:style-name="P2">L'amministratore avrà la possibilità di controllare tutti i dati di tutti gli utenti </text:p>
        </text:list-item>
        <text:list-item>
          <text:p text:style-name="P2">Il pulsante “Calendario” porta sul sito dell'autodromo e verranno mostrati gli eventi che si terranno e il meteo</text:p>
        </text:list-item>
        <text:list-item>
          <text:p text:style-name="P2">Possibilità di vedere un resoconto della giornata (persone venute in autodromo, numero di passeggeri con determinate auto)</text:p>
        </text:list-item>
        <text:list-item>
          <text:p text:style-name="P2">Storicizzazione degli eventi </text:p>
        </text:list-item>
        <text:list-item>
          <text:p text:style-name="P2">Nella tabella scarichi prendere in considerazione il transponder (dispositivo utilizzato per cronometrare i mezzi)</text:p>
        </text:list-item>
      </text:list>
      <text:p text:style-name="Standard"/>
      <text:p text:style-name="Standard">Compilazione nuovo utente: PER LE CLASSI TERZE:</text:p>
      <text:list xml:id="list4247396028" text:style-name="L2">
        <text:list-item>
          <text:p text:style-name="P4">Registrazione utenti italiani: Il codice fiscale deve essere valido e controllato al momento della registrazione e deve essere di almeno 16 caratteri</text:p>
        </text:list-item>
        <text:list-item>
          <text:p text:style-name="P4">Registrazione utenti stranieri: Il codice deve essere differente e controllato in maniera differente rispetto a quello italiano</text:p>
        </text:list-item>
        <text:list-item>
          <text:p text:style-name="P4">Controllo del formato della data nel formato: AAAA-MM-GG</text:p>
          <text:p text:style-name="P4"/>
          <text:p text:style-name="P4">Controllare inoltre:</text:p>
        </text:list-item>
        <text:list-item>
          <text:p text:style-name="P4">Il nome e il cognome in fase di registrazione non devono contenere numeri </text:p>
        </text:list-item>
        <text:list-item>
          <text:p text:style-name="P4">Il codice fiscale in fase di registrazione non deve contenere caratteri strani </text:p>
        </text:list-item>
        <text:list-item>
          <text:p text:style-name="P4">Censire E-Mail in fase di registrazione con relativo controllo del nome utente, del dominio e della '@'</text:p>
        </text:list-item>
        <text:list-item>
          <text:p text:style-name="P4">La password <text:s/>in fase di registrazione dovrà avere un minimo di caratteri, dovrà essere cambiata periodicamente (con un messaggio che avvisa l'utente che è il momento di cambiarla). Al fianco della password ci dovrà essere il pulsante 'Mostra Password' che permette di visualizzare la password nel momento in cui la si scriv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7:53:54.82</meta:creation-date>
    <dc:date>2018-12-17T11:48:09.887000000</dc:date>
    <meta:editing-duration>PT14M17S</meta:editing-duration>
    <meta:editing-cycles>4</meta:editing-cycles>
    <meta:generator>LibreOffice/6.0.1.1$Windows_X86_64 LibreOffice_project/60bfb1526849283ce2491346ed2aa51c465abfe6</meta:generator>
    <meta:document-statistic meta:table-count="0" meta:image-count="0" meta:object-count="0" meta:page-count="1" meta:paragraph-count="23" meta:word-count="347" meta:character-count="2216" meta:non-whitespace-character-count="1906"/>
  </office:meta>
</office:document-meta>
</file>